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rojectPlan" style:family="table">
      <style:table-properties style:width="6.9271in" fo:margin-left="0in" table:align="left"/>
    </style:style>
    <style:style style:name="ProjectPlan.A" style:family="table-column">
      <style:table-column-properties style:column-width="5.0833in"/>
    </style:style>
    <style:style style:name="ProjectPlan.B" style:family="table-column">
      <style:table-column-properties style:column-width="1.8438in"/>
    </style:style>
    <style:style style:name="ProjectPlan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ProjectPlan.B1" style:family="table-cell">
      <style:table-cell-properties fo:padding="0.0382in" fo:border="0.0007in solid #000000"/>
    </style:style>
    <style:style style:name="ProjectPlan.A2" style:family="table-cell">
      <style:table-cell-properties fo:padding="0.0382in" fo:border-left="0.0007in solid #000000" fo:border-right="none" fo:border-top="none" fo:border-bottom="0.0007in solid #000000"/>
    </style:style>
    <style:style style:name="ProjectPlan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ext_20_body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Text_20_body">
      <style:paragraph-properties fo:text-align="center" style:justify-single-word="false"/>
      <style:text-properties fo:font-size="14pt" fo:font-weight="normal" style:font-size-asian="12.25pt" style:font-weight-asian="normal" style:font-size-complex="14pt" style:font-weight-complex="normal"/>
    </style:style>
    <style:style style:name="P9" style:family="paragraph" style:parent-style-name="Text_20_body">
      <style:paragraph-properties fo:text-align="center" style:justify-single-word="false"/>
      <style:text-properties fo:font-weight="normal" style:font-weight-asian="normal" style:font-weight-complex="normal"/>
    </style:style>
    <style:style style:name="P10" style:family="paragraph" style:parent-style-name="Text_20_body">
      <style:paragraph-properties fo:text-align="center" style:justify-single-word="false" fo:break-before="page"/>
      <style:text-properties fo:font-style="italic" fo:font-weight="normal" style:font-style-asian="italic" style:font-weight-asian="normal" style:font-style-complex="italic" style:font-weight-complex="normal"/>
    </style:style>
    <style:style style:name="P11" style:family="paragraph" style:parent-style-name="Table_20_Contents">
      <style:text-properties fo:font-weight="normal" style:font-weight-asian="normal" style:font-weight-complex="normal"/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4pt" style:font-size-asian="12.25pt" style:font-size-complex="14pt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Project Plan</text:p>
      <text:p text:style-name="P8">Dan Buhrman</text:p>
      <text:p text:style-name="P9"><text:span text:style-name="T3">Brian Chiasson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12">Table of Contents</text:p>
          </text:index-title>
          <text:p text:style-name="P14">Project Overview<text:tab/>3</text:p>
          <text:p text:style-name="P14">Project Deliverables<text:tab/>3</text:p>
          <text:p text:style-name="P15">Roles<text:tab/>4</text:p>
          <text:p text:style-name="P13">Dan Buhrman<text:tab/>4</text:p>
          <text:p text:style-name="P13">Brian Chiasson<text:tab/>4</text:p>
        </text:index-body>
      </text:table-of-content>
      <text:p text:style-name="P5"/>
      <text:p text:style-name="P10"/>
      <text:h text:style-name="Heading_20_1" text:outline-level="1">Project Overview</text:h>
      <text:p text:style-name="Text_20_body">The project will design, develop, and implement a Recall Alert System (RAS) that allows consumers to easily check for recalls on various products. <text:s/>The system will provide the functionality for users to search for various products, as well as receive notifications regarding different products or product categories. <text:s/>The main user interface will consist of a website. <text:s/>The website will interact with a back-end server that will data mine for recalls based on the input of the user.</text:p>
      <text:p text:style-name="Text_20_body"/>
      <text:h text:style-name="Heading_20_1" text:outline-level="1">Project Deliverables</text:h>
      <text:p text:style-name="Text_20_body"/>
      <table:table table:name="ProjectPlan" table:style-name="ProjectPlan">
        <table:table-column table:style-name="ProjectPlan.A"/>
        <table:table-column table:style-name="ProjectPlan.B"/>
        <table:table-header-rows>
          <table:table-row>
            <table:table-cell table:style-name="ProjectPlan.A1" office:value-type="string">
              <text:p text:style-name="Table_20_Heading">Deliverable</text:p>
            </table:table-cell>
            <table:table-cell table:style-name="ProjectPlan.B1" office:value-type="string">
              <text:p text:style-name="Table_20_Heading">Date</text:p>
            </table:table-cell>
          </table:table-row>
        </table:table-header-rows>
        <table:table-row>
          <table:table-cell table:style-name="ProjectPlan.A2" office:value-type="string">
            <text:p text:style-name="P2">Project Plan</text:p>
          </table:table-cell>
          <table:table-cell table:style-name="ProjectPlan.B2" office:value-type="string">
            <text:p text:style-name="Table_20_Contents">6/19</text:p>
          </table:table-cell>
        </table:table-row>
        <table:table-row>
          <table:table-cell table:style-name="ProjectPlan.A2" office:value-type="string">
            <text:p text:style-name="P2">Meeting Notes</text:p>
          </table:table-cell>
          <table:table-cell table:style-name="ProjectPlan.B2" office:value-type="string">
            <text:p text:style-name="Table_20_Contents">6/20</text:p>
          </table:table-cell>
        </table:table-row>
        <table:table-row>
          <table:table-cell table:style-name="ProjectPlan.A2" office:value-type="string">
            <text:p text:style-name="P2">System &amp; Software Specification</text:p>
          </table:table-cell>
          <table:table-cell table:style-name="ProjectPlan.B2" office:value-type="string">
            <text:p text:style-name="Table_20_Contents">6/26</text:p>
          </table:table-cell>
        </table:table-row>
        <table:table-row>
          <table:table-cell table:style-name="ProjectPlan.A2" office:value-type="string">
            <text:p text:style-name="P2">Meeting Notes</text:p>
          </table:table-cell>
          <table:table-cell table:style-name="ProjectPlan.B2" office:value-type="string">
            <text:p text:style-name="Table_20_Contents">6/27</text:p>
          </table:table-cell>
        </table:table-row>
        <table:table-row>
          <table:table-cell table:style-name="ProjectPlan.A2" office:value-type="string">
            <text:p text:style-name="P2">Test Plan &amp; User Guide</text:p>
          </table:table-cell>
          <table:table-cell table:style-name="ProjectPlan.B2" office:value-type="string">
            <text:p text:style-name="Table_20_Contents">7/3</text:p>
          </table:table-cell>
        </table:table-row>
        <table:table-row>
          <table:table-cell table:style-name="ProjectPlan.A2" office:value-type="string">
            <text:p text:style-name="P2">Meeting Notes</text:p>
          </table:table-cell>
          <table:table-cell table:style-name="ProjectPlan.B2" office:value-type="string">
            <text:p text:style-name="Table_20_Contents">7/4</text:p>
          </table:table-cell>
        </table:table-row>
        <table:table-row>
          <table:table-cell table:style-name="ProjectPlan.A2" office:value-type="string">
            <text:p text:style-name="P2">Design</text:p>
          </table:table-cell>
          <table:table-cell table:style-name="ProjectPlan.B2" office:value-type="string">
            <text:p text:style-name="Table_20_Contents">7/10</text:p>
          </table:table-cell>
        </table:table-row>
        <table:table-row>
          <table:table-cell table:style-name="ProjectPlan.A2" office:value-type="string">
            <text:p text:style-name="P2">Meeting Notes</text:p>
          </table:table-cell>
          <table:table-cell table:style-name="ProjectPlan.B2" office:value-type="string">
            <text:p text:style-name="Table_20_Contents">7/11</text:p>
          </table:table-cell>
        </table:table-row>
        <table:table-row>
          <table:table-cell table:style-name="ProjectPlan.A2" office:value-type="string">
            <text:p text:style-name="P2">Hosted Website <text:span text:style-name="T1">(Phase 1)</text:span></text:p>
            <text:p text:style-name="Table_20_Contents">Provide a hosted webpage with the ability to search for automotive recall data.</text:p>
          </table:table-cell>
          <table:table-cell table:style-name="ProjectPlan.B2" office:value-type="string">
            <text:p text:style-name="Table_20_Contents">7/17</text:p>
          </table:table-cell>
        </table:table-row>
        <table:table-row>
          <table:table-cell table:style-name="ProjectPlan.A2" office:value-type="string">
            <text:p text:style-name="P2">Meeting Notes</text:p>
          </table:table-cell>
          <table:table-cell table:style-name="ProjectPlan.B2" office:value-type="string">
            <text:p text:style-name="Table_20_Contents">7/18</text:p>
          </table:table-cell>
        </table:table-row>
        <table:table-row>
          <table:table-cell table:style-name="ProjectPlan.A2" office:value-type="string">
            <text:p text:style-name="P2">Membership Feature <text:span text:style-name="T1">(Phase 2)</text:span></text:p>
            <text:p text:style-name="Table_20_Contents">Enhance the website by adding a membership feature</text:p>
          </table:table-cell>
          <table:table-cell table:style-name="ProjectPlan.B2" office:value-type="string">
            <text:p text:style-name="Table_20_Contents">7/24</text:p>
          </table:table-cell>
        </table:table-row>
        <table:table-row>
          <table:table-cell table:style-name="ProjectPlan.A2" office:value-type="string">
            <text:p text:style-name="P2">Meeting Notes</text:p>
          </table:table-cell>
          <table:table-cell table:style-name="ProjectPlan.B2" office:value-type="string">
            <text:p text:style-name="Table_20_Contents">7/25</text:p>
          </table:table-cell>
        </table:table-row>
        <table:table-row>
          <table:table-cell table:style-name="ProjectPlan.A2" office:value-type="string">
            <text:p text:style-name="P2">Food Recalls <text:span text:style-name="T1">(Phase 3)</text:span></text:p>
            <text:p text:style-name="Table_20_Contents">Enhance the website by adding the ability to search for food recall data.</text:p>
          </table:table-cell>
          <table:table-cell table:style-name="ProjectPlan.B2" office:value-type="string">
            <text:p text:style-name="Table_20_Contents">7/31</text:p>
          </table:table-cell>
        </table:table-row>
        <table:table-row>
          <table:table-cell table:style-name="ProjectPlan.A2" office:value-type="string">
            <text:p text:style-name="P2">Meeting Notes</text:p>
          </table:table-cell>
          <table:table-cell table:style-name="ProjectPlan.B2" office:value-type="string">
            <text:p text:style-name="Table_20_Contents">8/1</text:p>
          </table:table-cell>
        </table:table-row>
        <table:table-row>
          <table:table-cell table:style-name="ProjectPlan.A2" office:value-type="string">
            <text:p text:style-name="P2">Consumer Goods Recalls <text:span text:style-name="T1">(Phase 4)</text:span></text:p>
            <text:p text:style-name="Table_20_Contents">Enhance the website by adding the ability to search for consumer goods recall data.</text:p>
          </table:table-cell>
          <table:table-cell table:style-name="ProjectPlan.B2" office:value-type="string">
            <text:p text:style-name="Table_20_Contents">8/7</text:p>
          </table:table-cell>
        </table:table-row>
        <table:table-row>
          <table:table-cell table:style-name="ProjectPlan.A2" office:value-type="string">
            <text:p text:style-name="P2">Meeting Notes</text:p>
          </table:table-cell>
          <table:table-cell table:style-name="ProjectPlan.B2" office:value-type="string">
            <text:p text:style-name="Table_20_Contents">8/8</text:p>
          </table:table-cell>
        </table:table-row>
        <table:table-row>
          <table:table-cell table:style-name="ProjectPlan.A2" office:value-type="string">
            <text:p text:style-name="P2">Touch-ups <text:span text:style-name="T1">(Phase 5)</text:span></text:p>
            <text:p text:style-name="P11"><text:soft-page-break/>Include any bug fixes, touch-ups, and any other enhancements agreed upon.</text:p>
          </table:table-cell>
          <table:table-cell table:style-name="ProjectPlan.B2" office:value-type="string">
            <text:p text:style-name="Table_20_Contents">8/14</text:p>
          </table:table-cell>
        </table:table-row>
        <table:table-row>
          <table:table-cell table:style-name="ProjectPlan.A2" office:value-type="string">
            <text:p text:style-name="P2">Meeting Notes</text:p>
          </table:table-cell>
          <table:table-cell table:style-name="ProjectPlan.B2" office:value-type="string">
            <text:p text:style-name="Table_20_Contents">8/15</text:p>
          </table:table-cell>
        </table:table-row>
        <table:table-row>
          <table:table-cell table:style-name="ProjectPlan.A2" office:value-type="string">
            <text:p text:style-name="P2">Final Report</text:p>
          </table:table-cell>
          <table:table-cell table:style-name="ProjectPlan.B2" office:value-type="string">
            <text:p text:style-name="Table_20_Contents">8/21</text:p>
          </table:table-cell>
        </table:table-row>
      </table:table>
      <text:p text:style-name="Standard"/>
      <text:h text:style-name="Heading_20_2" text:outline-level="2">Roles</text:h>
      <text:h text:style-name="Heading_20_3" text:outline-level="3">Dan Buhrman</text:h>
      <text:list xml:id="list467977598" text:style-name="L1">
        <text:list-item>
          <text:p text:style-name="P3">Documentation</text:p>
        </text:list-item>
        <text:list-item>
          <text:p text:style-name="P3">Webmaster</text:p>
        </text:list-item>
        <text:list-item>
          <text:p text:style-name="P3">Development (PHP, MySQL, HTML, JavaScript)</text:p>
        </text:list-item>
        <text:list-item>
          <text:p text:style-name="P3">Tester</text:p>
        </text:list-item>
        <text:list-item>
          <text:p text:style-name="P3">Infrastructure</text:p>
        </text:list-item>
        <text:list-item>
          <text:p text:style-name="P3">Architect/Designer</text:p>
        </text:list-item>
      </text:list>
      <text:h text:style-name="Heading_20_3" text:outline-level="3">Brian Chiasson</text:h>
      <text:list xml:id="list80548563" text:style-name="L2">
        <text:list-item>
          <text:p text:style-name="P4">Documentation</text:p>
        </text:list-item>
        <text:list-item>
          <text:p text:style-name="P4">SCM</text:p>
        </text:list-item>
        <text:list-item>
          <text:p text:style-name="P4">Development (PHP, MySQL, HTML, JavaScript)</text:p>
        </text:list-item>
        <text:list-item>
          <text:p text:style-name="P4">Tester</text:p>
        </text:list-item>
        <text:list-item>
          <text:p text:style-name="P4">Architect/Design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fo:font-style="italic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Project Plan<text:tab/><text:tab/><text:span text:style-name="MT1">rev. 6/19/2011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el Buhrman</meta:initial-creator>
    <meta:creation-date>2011-06-19T18:25:16</meta:creation-date>
    <dc:date>2011-06-19T20:52:46</dc:date>
    <dc:creator>Daniel Buhrman</dc:creator>
    <meta:editing-duration>PT2H17M9S</meta:editing-duration>
    <meta:editing-cycles>10</meta:editing-cycles>
    <meta:generator>LibreOffice/3.3$Unix LibreOffice_project/330m19$Build-202</meta:generator>
    <meta:document-statistic meta:table-count="1" meta:image-count="0" meta:object-count="0" meta:page-count="4" meta:paragraph-count="72" meta:word-count="275" meta:character-count="1670"/>
  </office:meta>
</office:document-meta>
</file>